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_Actions_Public_Pr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_Actions_Public_Pro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isciplinary Action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6">
            <text:p>2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6">
            <text:p>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6">
            <text:p>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6">
            <text:p>15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1">
            <text:p>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04">
            <text:p>6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93">
            <text:p>5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192">
            <text:p>11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99">
            <text:p>46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44">
            <text:p>75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6">
            <text:p>13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6">
            <text:p>39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2">
            <text:p>13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1">
            <text:p>1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588">
            <text:p>5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61">
            <text:p>2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8">
            <text:p>5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28">
            <text:p>29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018">
            <text:p>50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018">
            <text:p>50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1">
            <text:p>2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123">
            <text:p>1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1">
            <text:p>4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">
            <text:p>4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58">
            <text:p>124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74">
            <text:p>4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492">
            <text:p>5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492">
            <text:p>5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8">
            <text:p>2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0">
            <text:p>1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76">
            <text:p>36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iller-Motte Technical College - Cary- NC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4">
            <text:p>2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5">
            <text:p>39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096">
            <text:p>60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274">
            <text:p>212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28">
            <text:p>3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63">
            <text:p>4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52">
            <text:p>95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2">
            <text:p>7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5">
            <text:p>1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70">
            <text:p>2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870">
            <text:p>2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61">
            <text:p>3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961">
            <text:p>3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37">
            <text:p>14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83">
            <text:p>4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6">
            <text:p>1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17">
            <text:p>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64">
            <text:p>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98">
            <text:p>29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8">
            <text:p>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63">
            <text:p>48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66">
            <text:p>36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">
            <text:p>4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2">
            <text:p>7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4">
            <text:p>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077">
            <text:p>1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53">
            <text:p>19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95">
            <text:p>8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4">
            <text:p>4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1377">
            <text:p>13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83">
            <text:p>3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42">
            <text:p>45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425">
            <text:p>24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9">
            <text:p>1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55">
            <text:p>5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0">
            <text:p>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43">
            <text:p>8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9">
            <text:p>21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488">
            <text:p>24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_Actions_Public_Pro" style:display-name="PageStyle_Disciplinary_Actions_Public_Pro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